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8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8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8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0137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137a38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a38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margin-top="0in" fo:margin-bottom="0in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margin-top="0in" fo:margin-bottom="0in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italic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officeooo:rsid="00137a38" style:text-blinking="false" fo:background-color="transparent" loext:char-shading-value="0"/>
    </style:style>
    <style:style style:name="T4" style:family="text">
      <style:text-properties fo:font-variant="normal" fo:text-transform="none" style:font-name="Liberation Serif" fo:font-style="italic" style:text-blinking="false" fo:background-color="transparent" loext:char-shading-value="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table:number-columns-spanned="4" office:value-type="string">
              <text:p text:style-name="P3">Tipus de Llicències de Software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P4"><text:span text:style-name="T1">CopyRight</text:span></text:p>
          </table:table-cell>
          <table:table-cell table:style-name="Table1.B2" office:value-type="float" office:value="0">
            <text:p text:style-name="P4"><text:span text:style-name="T1">Copyleft</text:span></text:p>
          </table:table-cell>
          <table:table-cell table:style-name="Table1.B2" office:value-type="float" office:value="0">
            <text:p text:style-name="P4"><text:span text:style-name="T1">Open Source</text:span></text:p>
          </table:table-cell>
          <table:table-cell table:style-name="Table1.D2" office:value-type="float" office:value="0">
            <text:p text:style-name="P4"><text:span text:style-name="T1">Creative Common</text:span></text:p>
          </table:table-cell>
        </table:table-row>
        <table:table-row>
          <table:table-cell table:style-name="Table1.A3" office:value-type="string">
            <text:p text:style-name="P4"><text:span text:style-name="T1">Propietari</text:span></text:p>
          </table:table-cell>
          <table:table-cell table:style-name="Table1.B3" office:value-type="float" office:value="0">
            <text:p text:style-name="P4"><text:span text:style-name="T1">FreeSoftware</text:span></text:p>
          </table:table-cell>
          <table:table-cell table:style-name="Table1.B3" office:value-type="float" office:value="0">
            <text:p text:style-name="P4"><text:span text:style-name="T1">Apache</text:span></text:p>
          </table:table-cell>
          <table:table-cell table:style-name="Table1.D3" office:value-type="float" office:value="0">
            <text:p text:style-name="P4"><text:span text:style-name="T1">CC BY</text:span></text:p>
          </table:table-cell>
        </table:table-row>
        <table:table-row>
          <table:table-cell table:style-name="Table1.A2" office:value-type="string">
            <text:p text:style-name="P4"><text:span text:style-name="T1">Freeware</text:span></text:p>
          </table:table-cell>
          <table:table-cell table:style-name="Table1.B2" office:value-type="float" office:value="0">
            <text:p text:style-name="P4"><text:span text:style-name="T2">… </text:span></text:p>
          </table:table-cell>
          <table:table-cell table:style-name="Table1.C4" office:value-type="string">
            <text:p text:style-name="P4"><text:span text:style-name="T3">M</text:span><text:span text:style-name="T1">IT</text:span><text:span text:style-name="T2"> </text:span></text:p>
          </table:table-cell>
          <table:table-cell table:style-name="Table1.D4" office:value-type="string">
            <text:p text:style-name="P5"><text:span text:style-name="T4">CC BY-SA</text:span></text:p>
          </table:table-cell>
        </table:table-row>
        <table:table-row>
          <table:table-cell table:style-name="Table1.A3" office:value-type="string">
            <text:p text:style-name="P4"><text:span text:style-name="T1">Shareware</text:span></text:p>
          </table:table-cell>
          <table:table-cell table:style-name="Table1.B3" office:value-type="float" office:value="0">
            <text:p text:style-name="P4"><text:span text:style-name="T2">…</text:span></text:p>
          </table:table-cell>
          <table:table-cell table:style-name="Table1.B3" office:value-type="float" office:value="0">
            <text:p text:style-name="P4"><text:span text:style-name="T1">BSD</text:span></text:p>
          </table:table-cell>
          <table:table-cell table:style-name="Table1.D3" office:value-type="float" office:value="0">
            <text:p text:style-name="P4"><text:span text:style-name="T1">CC BY-NC</text:span></text:p>
          </table:table-cell>
        </table:table-row>
        <table:table-row>
          <table:table-cell table:style-name="Table1.A2" office:value-type="string">
            <text:p text:style-name="P4"><text:span text:style-name="T1">Freemium</text:span></text:p>
          </table:table-cell>
          <table:table-cell table:style-name="Table1.B2" office:value-type="float" office:value="0">
            <text:p text:style-name="P4"><text:span text:style-name="T2">… </text:span></text:p>
          </table:table-cell>
          <table:table-cell table:style-name="Table1.B2" office:value-type="float" office:value="0">
            <text:p text:style-name="P4"><text:span text:style-name="T1">GNU</text:span><text:span text:style-name="T2"> </text:span></text:p>
          </table:table-cell>
          <table:table-cell table:style-name="Table1.D2" office:value-type="float" office:value="0">
            <text:p text:style-name="P4"><text:span text:style-name="T1">CC BY-NC-SA</text:span></text:p>
          </table:table-cell>
        </table:table-row>
        <table:table-row>
          <table:table-cell table:style-name="Table1.A3" office:value-type="string">
            <text:p text:style-name="P4"><text:span text:style-name="T1">Trade secret</text:span></text:p>
          </table:table-cell>
          <table:table-cell table:style-name="Table1.B3" office:value-type="float" office:value="0">
            <text:p text:style-name="P4"><text:span text:style-name="T2">…</text:span></text:p>
          </table:table-cell>
          <table:table-cell table:style-name="Table1.B3" office:value-type="float" office:value="0">
            <text:p text:style-name="P4"><text:span text:style-name="T1">Mozilla</text:span></text:p>
          </table:table-cell>
          <table:table-cell table:style-name="Table1.D3" office:value-type="float" office:value="0">
            <text:p text:style-name="P4"><text:span text:style-name="T1">CC BY-ND</text:span></text:p>
          </table:table-cell>
        </table:table-row>
        <table:table-row>
          <table:table-cell table:style-name="Table1.A8" office:value-type="string">
            <text:p text:style-name="P6"><text:span text:style-name="T2">…</text:span></text:p>
          </table:table-cell>
          <table:table-cell table:style-name="Table1.B8" office:value-type="float" office:value="0">
            <text:p text:style-name="P6"><text:span text:style-name="T2">… </text:span></text:p>
          </table:table-cell>
          <table:table-cell table:style-name="Table1.B8" office:value-type="float" office:value="0">
            <text:p text:style-name="P6"><text:span text:style-name="T1">Academic</text:span></text:p>
          </table:table-cell>
          <table:table-cell table:style-name="Table1.D8" office:value-type="float" office:value="0">
            <text:p text:style-name="P6"><text:span text:style-name="T1">CC BY-NC-ND</text:span></text:p>
          </table:table-cell>
        </table:table-row>
      </table:table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3:46:10.953510248</meta:creation-date>
    <dc:date>2023-12-05T13:53:02.988286696</dc:date>
    <meta:editing-duration>PT6M52S</meta:editing-duration>
    <meta:editing-cycles>1</meta:editing-cycles>
    <meta:document-statistic meta:table-count="1" meta:image-count="0" meta:object-count="0" meta:page-count="1" meta:paragraph-count="29" meta:word-count="42" meta:character-count="225" meta:non-whitespace-character-count="207"/>
    <meta:generator>LibreOffice/7.3.7.2$Linux_X86_64 LibreOffice_project/30$Build-2</meta:generator>
  </office:meta>
</office:document-meta>
</file>